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1ac4b" officeooo:paragraph-rsid="0011ac4b"/>
    </style:style>
    <style:style style:name="P2" style:family="paragraph" style:parent-style-name="Standard" style:list-style-name="L1">
      <style:text-properties officeooo:rsid="00162a16" officeooo:paragraph-rsid="00162a16"/>
    </style:style>
    <style:style style:name="P3" style:family="paragraph" style:parent-style-name="Standard" style:list-style-name="L1">
      <style:text-properties officeooo:rsid="001727ef" officeooo:paragraph-rsid="001727ef"/>
    </style:style>
    <style:style style:name="P4" style:family="paragraph" style:parent-style-name="Standard" style:list-style-name="L1">
      <style:text-properties officeooo:rsid="00189c86" officeooo:paragraph-rsid="00189c86"/>
    </style:style>
    <style:style style:name="P5" style:family="paragraph" style:parent-style-name="Standard" style:list-style-name="L1">
      <style:text-properties officeooo:rsid="00133f67" officeooo:paragraph-rsid="00133f67"/>
    </style:style>
    <style:style style:name="P6" style:family="paragraph" style:parent-style-name="Standard" style:list-style-name="L1">
      <style:text-properties officeooo:rsid="00133f67" officeooo:paragraph-rsid="0013b62c"/>
    </style:style>
    <style:style style:name="P7" style:family="paragraph" style:parent-style-name="Standard" style:list-style-name="L1">
      <style:text-properties officeooo:rsid="001939c9" officeooo:paragraph-rsid="001939c9"/>
    </style:style>
    <style:style style:name="T1" style:family="text">
      <style:text-properties officeooo:rsid="0013b62c"/>
    </style:style>
    <style:style style:name="T2" style:family="text">
      <style:text-properties officeooo:rsid="0014f876"/>
    </style:style>
    <style:style style:name="T3" style:family="text">
      <style:text-properties officeooo:rsid="0018bd7f"/>
    </style:style>
    <style:style style:name="T4" style:family="text">
      <style:text-properties officeooo:rsid="0018c0a8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90775581445830606" text:style-name="L1">
        <text:list-item>
          <text:p text:style-name="P1">Number of Male and Female suicides in each year.</text:p>
        </text:list-item>
        <text:list-item>
          <text:p text:style-name="P1">Number of Male and Female suicides in each age group.</text:p>
        </text:list-item>
        <text:list-item>
          <text:p text:style-name="P1"><text:span text:style-name="T2">Top 5 s</text:span>tates in which most number of suicides took place for male and female.</text:p>
        </text:list-item>
        <text:list-item>
          <text:p text:style-name="P1">Top 10 types of suicides among males and females.</text:p>
        </text:list-item>
        <text:list-item>
          <text:p text:style-name="P2">Top 5 [causes, means_adopted] types of suicides amoung males and females.</text:p>
        </text:list-item>
        <text:list-item>
          <text:p text:style-name="P3">Age groups (with gender) who have committed most suicides on the account of physical abuse, love affairs, divorce, Illegitimate Pregnancy, Illness (Aids/STD), By Over Alcoholism, Poverty, drug abuse, dowry dispute, death of dear person.</text:p>
        </text:list-item>
        <text:list-item>
          <text:p text:style-name="P4">Top 10 reasons/<text:span text:style-name="T4">types</text:span> for <text:span text:style-name="T3">children</text:span> under 14 years commit suicide.</text:p>
        </text:list-item>
        <text:list-item>
          <text:p text:style-name="P5">Every state’s top 3 types of suicides.</text:p>
        </text:list-item>
        <text:list-item>
          <text:p text:style-name="P5">Every year’s top 3 types of suicides.</text:p>
        </text:list-item>
        <text:list-item>
          <text:p text:style-name="P6">Every <text:span text:style-name="T1">age group</text:span>’s top 3 types of suicides.</text:p>
        </text:list-item>
        <text:list-item>
          <text:p text:style-name="P7">Top 5 states where farmers committed highest suicides.</text:p>
        </text:list-item>
        <text:list-item>
          <text:p text:style-name="P5">States in which most number of suicides took place on the account of <text:span text:style-name="T1">fall in social reputation, poverty, illness, ideological causes, suspected/illicit relation, by over alcoholism, drug abuse.</text:span></text:p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19:38:10.700884002</meta:creation-date>
    <dc:date>2017-10-01T23:38:27.282842536</dc:date>
    <meta:editing-duration>PT2H28M21S</meta:editing-duration>
    <meta:editing-cycles>6</meta:editing-cycles>
    <meta:generator>LibreOffice/5.1.6.2$Linux_x86 LibreOffice_project/10m0$Build-2</meta:generator>
    <meta:document-statistic meta:table-count="0" meta:image-count="0" meta:object-count="0" meta:page-count="1" meta:paragraph-count="13" meta:word-count="169" meta:character-count="994" meta:non-whitespace-character-count="850"/>
  </office:meta>
</office:document-meta>
</file>